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officeooo:rsid="03478123"/>
    </style:style>
    <style:style style:name="T56" style:family="text">
      <style:text-properties officeooo:rsid="0348f4de"/>
    </style:style>
    <style:style style:name="T57" style:family="text">
      <style:text-properties officeooo:rsid="03497f67"/>
    </style:style>
    <style:style style:name="T58" style:family="text">
      <style:text-properties officeooo:rsid="034b56e8"/>
    </style:style>
    <style:style style:name="T59" style:family="text">
      <style:text-properties officeooo:rsid="034cd685"/>
    </style:style>
    <style:style style:name="T60" style:family="text">
      <style:text-properties officeooo:rsid="034d4bb0"/>
    </style:style>
    <style:style style:name="T61" style:family="text">
      <style:text-properties officeooo:rsid="034f6bdc"/>
    </style:style>
    <style:style style:name="T62" style:family="text">
      <style:text-properties style:text-position="super 58%"/>
    </style:style>
    <style:style style:name="T63" style:family="text">
      <style:text-properties style:text-position="super 58%" officeooo:rsid="03808574"/>
    </style:style>
    <style:style style:name="T64" style:family="text">
      <style:text-properties style:text-position="super 58%" officeooo:rsid="038261f8"/>
    </style:style>
    <style:style style:name="T65" style:family="text">
      <style:text-properties style:text-position="super 58%" officeooo:rsid="0383bf7b"/>
    </style:style>
    <style:style style:name="T66" style:family="text">
      <style:text-properties style:text-position="super 58%" officeooo:rsid="0385d30f"/>
    </style:style>
    <style:style style:name="T67" style:family="text">
      <style:text-properties style:text-position="super 58%" officeooo:rsid="0385f81c"/>
    </style:style>
    <style:style style:name="T68" style:family="text">
      <style:text-properties style:text-position="super 58%" officeooo:rsid="0388294c"/>
    </style:style>
    <style:style style:name="T69" style:family="text">
      <style:text-properties style:text-position="super 58%" officeooo:rsid="0389d64a"/>
    </style:style>
    <style:style style:name="T70" style:family="text">
      <style:text-properties style:text-position="super 58%" officeooo:rsid="038b4809"/>
    </style:style>
    <style:style style:name="T71" style:family="text">
      <style:text-properties style:text-position="0% 100%" style:text-underline-style="none"/>
    </style:style>
    <style:style style:name="T72" style:family="text">
      <style:text-properties style:text-position="0% 100%" officeooo:rsid="037961ff"/>
    </style:style>
    <style:style style:name="T73" style:family="text">
      <style:text-properties style:text-position="0% 100%" officeooo:rsid="03808574"/>
    </style:style>
    <style:style style:name="T74" style:family="text">
      <style:text-properties style:text-position="0% 100%" officeooo:rsid="038261f8"/>
    </style:style>
    <style:style style:name="T75" style:family="text">
      <style:text-properties style:text-position="0% 100%" officeooo:rsid="0383bf7b"/>
    </style:style>
    <style:style style:name="T76" style:family="text">
      <style:text-properties style:text-position="0% 100%" officeooo:rsid="0385d30f"/>
    </style:style>
    <style:style style:name="T77" style:family="text">
      <style:text-properties style:text-position="0% 100%" officeooo:rsid="0385f81c"/>
    </style:style>
    <style:style style:name="T78" style:family="text">
      <style:text-properties officeooo:rsid="0352612a"/>
    </style:style>
    <style:style style:name="T79" style:family="text">
      <style:text-properties officeooo:rsid="0352ef6a"/>
    </style:style>
    <style:style style:name="T80" style:family="text">
      <style:text-properties officeooo:rsid="035465f0"/>
    </style:style>
    <style:style style:name="T81" style:family="text">
      <style:text-properties officeooo:rsid="0356c528"/>
    </style:style>
    <style:style style:name="T82" style:family="text">
      <style:text-properties officeooo:rsid="0357d75b"/>
    </style:style>
    <style:style style:name="T83" style:family="text">
      <style:text-properties officeooo:rsid="035a7ace"/>
    </style:style>
    <style:style style:name="T84" style:family="text">
      <style:text-properties officeooo:rsid="035dd40d"/>
    </style:style>
    <style:style style:name="T85" style:family="text">
      <style:text-properties officeooo:rsid="036009f4"/>
    </style:style>
    <style:style style:name="T86" style:family="text">
      <style:text-properties officeooo:rsid="036328f5"/>
    </style:style>
    <style:style style:name="T87" style:family="text">
      <style:text-properties officeooo:rsid="0364c05e"/>
    </style:style>
    <style:style style:name="T88" style:family="text">
      <style:text-properties officeooo:rsid="03687d4c"/>
    </style:style>
    <style:style style:name="T89" style:family="text">
      <style:text-properties officeooo:rsid="0368ab92"/>
    </style:style>
    <style:style style:name="T90" style:family="text">
      <style:text-properties officeooo:rsid="036d1016"/>
    </style:style>
    <style:style style:name="T91" style:family="text">
      <style:text-properties officeooo:rsid="036f1120"/>
    </style:style>
    <style:style style:name="T92" style:family="text">
      <style:text-properties officeooo:rsid="036f1f6c"/>
    </style:style>
    <style:style style:name="T93" style:family="text">
      <style:text-properties officeooo:rsid="0370197a"/>
    </style:style>
    <style:style style:name="T94" style:family="text">
      <style:text-properties officeooo:rsid="0370699f"/>
    </style:style>
    <style:style style:name="T95" style:family="text">
      <style:text-properties officeooo:rsid="0370ecb4"/>
    </style:style>
    <style:style style:name="T96" style:family="text">
      <style:text-properties officeooo:rsid="0372e758"/>
    </style:style>
    <style:style style:name="T97" style:family="text">
      <style:text-properties officeooo:rsid="0373816d"/>
    </style:style>
    <style:style style:name="T98" style:family="text">
      <style:text-properties officeooo:rsid="0374b637"/>
    </style:style>
    <style:style style:name="T99" style:family="text">
      <style:text-properties officeooo:rsid="0375b407"/>
    </style:style>
    <style:style style:name="T100" style:family="text">
      <style:text-properties officeooo:rsid="037810de"/>
    </style:style>
    <style:style style:name="T101" style:family="text">
      <style:text-properties officeooo:rsid="037961ff"/>
    </style:style>
    <style:style style:name="T102" style:family="text">
      <style:text-properties officeooo:rsid="037a0fba"/>
    </style:style>
    <style:style style:name="T103" style:family="text">
      <style:text-properties officeooo:rsid="037b1208"/>
    </style:style>
    <style:style style:name="T104" style:family="text">
      <style:text-properties officeooo:rsid="037c7c8e"/>
    </style:style>
    <style:style style:name="T105" style:family="text">
      <style:text-properties officeooo:rsid="037e2347"/>
    </style:style>
    <style:style style:name="T106" style:family="text">
      <style:text-properties officeooo:rsid="03808574"/>
    </style:style>
    <style:style style:name="T107" style:family="text">
      <style:text-properties officeooo:rsid="038261f8"/>
    </style:style>
    <style:style style:name="T108" style:family="text">
      <style:text-properties officeooo:rsid="0388294c"/>
    </style:style>
    <style:style style:name="T109" style:family="text">
      <style:text-properties officeooo:rsid="0389d64a"/>
    </style:style>
    <style:style style:name="T110" style:family="text">
      <style:text-properties officeooo:rsid="038b2170"/>
    </style:style>
    <style:style style:name="T111" style:family="text">
      <style:text-properties officeooo:rsid="038b48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51"><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40">I looked at my phone for a while, got up, wrote at the computer and received a text from Hannah. The first part was a picture of her Artist’s Way Every Day book that said:</text:span></text:p>
      <text:p text:style-name="P38"><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40">She followed up saying, “Good morning. Hope you got good rest and are having a good day so far [heart emoji] Glad I got to snuggle you last night!”</text:span></text:p>
      <text:p text:style-name="P38"><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8"><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3">.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3"><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56">wassup</text:span><text:span text:style-name="T48">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3">. . .</text:p>
      <text:p text:style-name="P44"/>
      <text:p text:style-name="P44">I drove to Hannah’s, helped her pack the car. We drove down the mountain, stopping for air and <text:span text:style-name="T5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6">Feescake Chacktory</text:span> was way too busy, so we went to the food court, ate some salty Asian <text:span text:style-name="T56">cuisine</text:span>, got chair massages, drove to Walgreens looking for epso<text:span text:style-name="T56">m</text:span> salts and a tub stopper. We got vitamins, drove to Publix, bought a bath mat, chocolate, Nerds gummy clusters, went to the hotel.</text:p>
      <text:p text:style-name="P44"><text:s text:c="3"/>They had tub stoppers in the lobby. <text:span text:style-name="T56">Hannah</text:span> took a bath first while I scrolled on Insty, and then <text:span text:style-name="T50">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3">. . .</text:p>
      <text:p text:style-name="P44"/>
      <text:p text:style-name="P54">I laid in bed, logged onto WoW, joined up with Temple, made an attempt at Nef, wiped, ran MC, won the Lava Dredger, made another attempt at Nef, wiped again, had a headache, logged off, went to bed.</text:p>
      <text:p text:style-name="P54"/>
      <text:p text:style-name="P54"/>
      <text:p text:style-name="P54"><text:soft-page-break/></text:p>
      <text:p text:style-name="P54"/>
      <text:p text:style-name="P54">XI.XI</text:p>
      <text:p text:style-name="P54"/>
      <text:p text:style-name="P54">I woke, played Wordle (STOIC in three,) flossed, rinsed, brushed, rinsed <text:span text:style-name="T79">again</text:span>, laid in bed some more, <text:span text:style-name="T57">d</text:span>9:46<text:note text:id="ftn0" text:note-class="footnote"><text:note-citation>2</text:note-citation><text:note-body><text:p text:style-name="P49">Ross is <text:span text:style-name="T5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54"/>
      <text:p text:style-name="P55">. . .</text:p>
      <text:p text:style-name="P54"/>
      <text:p text:style-name="P56">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6"><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79">and we both had</text:span> Coke<text:span text:style-name="T79">s</text:span>. She had to go to work and so venmoed me while I finished eating.</text:p>
      <text:p text:style-name="P56"><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8">I finished my coffee, took multiple naps, opened a hop water, logged into WoW for a while, joined a group for DM West that never got off the ground, logged off, d8:00.</text:span></text:p>
      <text:p text:style-name="P56"><text:s text:c="3"/><text:span text:style-name="T59">I wrote in LHS detailing from the first time Hannah rejected me up until today, briefly mentioning joining the Ever-Expanding, then typed all that up, </text:span><text:span text:style-name="T60">printed and pasted it, d8:51.</text:span></text:p>
      <text:p text:style-name="P57"><text:soft-page-break/>XI.XII</text:p>
      <text:p text:style-name="P57"/>
      <text:p text:style-name="P57">I woke after sleeping very heavily when my alarm went off at 10AM——before that, actually, around 9:30. I got some texts and then a call from Hannah, said I would come make a coffee at her house. I packed s<text:span text:style-name="T79">o</text:span>me plums, two hop waters, a banana, drove down. She had told Melissa she was no longer on the Eulogy gig and Meliss was very upset <text:span text:style-name="T79">and t</text:span>hey would be talking later.</text:p>
      <text:p text:style-name="P57"><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7"><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7"><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7"/>
      <text:p text:style-name="P57">XI.XIII</text:p>
      <text:p text:style-name="P57"/>
      <text:p text:style-name="P58">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61">I hopped in the car and was surprised that the low tire light had not gone off, drove straight to the shed. I was four minutes </text:span><text:soft-page-break/><text:span text:style-name="T61">early, but </text:span><text:span text:style-name="T79">Steve</text:span><text:span text:style-name="T6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8">. . .<text:span text:style-name="T78">Hannah called and invited me over, so I went down there, where we hung on the couch, talked, went to bed. She eventually moved to the guest room.</text:span></text:p>
      <text:p text:style-name="P59"/>
      <text:p text:style-name="P59">XI.XIV</text:p>
      <text:p text:style-name="P59"/>
      <text:p text:style-name="P59">I woke at nine, went to the guestroom, but it seemed like there was no <text:span text:style-name="T80">space</text:span> for me. Hannah said, “<text:span text:style-name="T8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9"><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9"><text:s text:c="3"/>We recorded a bunch more awesome tunes, went to Moe’s BBQ, back, tracked another quick idea then did a 15-minute Constellation jam, listened to things on the porch. Steve went home while Kev, Dom<text:span text:style-name="T8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9"/>
      <text:p text:style-name="P60">. . .</text:p>
      <text:p text:style-name="P59"/>
      <text:p text:style-name="P61">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1"><text:s text:c="3"/>She had started to fall asleep with her clothes on, and, when I clicked on a <text:span text:style-name="T82">r</text:span>eel of a Nickelodeon commercial for a noise-making baseball bat, started her and the cats both. It was the most upset she had ever been with me, but I rubbed her head and back until she was calm again. She eventually went to the guest room.</text:p>
      <text:p text:style-name="P61"/>
      <text:p text:style-name="P61">XI.XV</text:p>
      <text:p text:style-name="P61"/>
      <text:p text:style-name="P61">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1"><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82">p</text:span>acked my bag full of snacks and wrote, d1043.</text:p>
      <text:p text:style-name="P61"/>
      <text:p text:style-name="P62">. . .</text:p>
      <text:p text:style-name="P61"/>
      <text:p text:style-name="P63">I drove to the shed and was the first one there, went inside, talked with Scott about h<text:span text:style-name="T8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81">Scott just sent some photos and a list of tunes, d845:</text:span></text:p>
      <text:p text:style-name="P63"/>
      <text:p text:style-name="P83">Constellation</text:p>
      <text:p text:style-name="P83">Say Man</text:p>
      <text:p text:style-name="P83">Mtn Lion</text:p>
      <text:p text:style-name="P83">Dark Horse</text:p>
      <text:p text:style-name="P83">Sophia</text:p>
      <text:p text:style-name="P83">Almost the One</text:p>
      <text:p text:style-name="P83">S.O.S</text:p>
      <text:p text:style-name="P83">Power</text:p>
      <text:p text:style-name="P83">Perpetual</text:p>
      <text:p text:style-name="P83">Bobby Love</text:p>
      <text:p text:style-name="P83">Heart N’ Split</text:p>
      <text:p text:style-name="P83">The Corner</text:p>
      <text:p text:style-name="P83">Back to the Sun</text:p>
      <text:p text:style-name="P83">The Get Down</text:p>
      <text:p text:style-name="P83">We Way</text:p>
      <text:p text:style-name="P83">Only Ever</text:p>
      <text:p text:style-name="P83">One Good Reason</text:p>
      <text:p text:style-name="P83">Bridge</text:p>
      <text:p text:style-name="P83">Mtn Dew</text:p>
      <text:p text:style-name="P83">Time on Time</text:p>
      <text:p text:style-name="P83">Haunted</text:p>
      <text:p text:style-name="P83">Just a Little Longer</text:p>
      <text:p text:style-name="P83">Odetta</text:p>
      <text:p text:style-name="P83"/>
      <text:p text:style-name="P64">Hannah called around 10:30, stopped by for a cuddle, d1209. . .<text:span text:style-name="T83">I logged into WoW but found nothing to do, laid in bed and scrolled on my phone, d119.</text:span></text:p>
      <text:p text:style-name="P64"/>
      <text:p text:style-name="P65">XI.XVI</text:p>
      <text:p text:style-name="P65"/>
      <text:p text:style-name="P65">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5"><text:soft-page-break/><text:s text:c="3"/>We drove separately to the Nissan dealership, then together to Biscuit Head, kissed in the parking lot, said hello to Julia and Rachel. I drove home, ate another plum, sorted through mail, pooped, wrote, d1102. . .<text:span text:style-name="T84">I tidied my room, laid in bed for a while, eventually decided to leave the house, drove to Vermont, parked, walked in the back door of Odd’s, ordered an Americano.</text:span></text:p>
      <text:p text:style-name="P65"><text:s text:c="3"/><text:span text:style-name="T8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5"><text:s text:c="3"/><text:span text:style-name="T8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5"/>
      <text:p text:style-name="P66">. . .</text:p>
      <text:p text:style-name="P65"/>
      <text:p text:style-name="P67">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7"><text:s text:c="3"/>I walked down to the bridge, talked to Hannah on the phone. She picked me up by the bus stop and we rode to her house, where we got in bed, took turns reading Mary Oliver poems to each other. She <text:span text:style-name="T91">then </text:span>read me a short story about a girl who had turned into a lobster as I was falling asleep and revealed it was written by Rachel Hylton.</text:p>
      <text:p text:style-name="P67"><text:soft-page-break/>XI.XVII</text:p>
      <text:p text:style-name="P67"/>
      <text:p text:style-name="P67">Hannah came and cuddled me at six. It was hard to wake up, but I started doing so at ten, played Wordle (TALLY in four,) made coffee, sat on the couch, got dressed, started being annoying and said goodbye.</text:p>
      <text:p text:style-name="P67"><text:s text:c="3"/>I walked up to Mad Banners, ordered an Americano, walked home and received a link to the new songs, 45 minutes worth! I listened to that, told the Bobbies how much I loved it, polished o<text:span text:style-name="T91">f</text:span>f my grapes, wrote, <text:span text:style-name="T71">d1229</text:span>. . .<text:span text:style-name="T85">I walked to Aldi while listening to the album, bought </text:span><text:span text:style-name="T91">more </text:span><text:span text:style-name="T85">grapes, bananas, plums, CheezIts, walked to UJ, ate a chicken sandwich w/ tots/Coke, talked with Wes, walked home, put away my groceries, continued listening, d223, </text:span><text:span text:style-name="T86">cleaned my tub, shaved into mustache mode, d250.</text:span></text:p>
      <text:p text:style-name="P67">. . .<text:span text:style-name="T87">I took a bath!, the first in my own tub in two months, listened to two songs Hannah had sent to cover, </text:span><text:span text:style-name="T20">Hard Times</text:span><text:span text:style-name="T87"> and </text:span><text:span text:style-name="T20">When It Don’t Come Easy</text:span><text:span text:style-name="T87">, d323.</text:span></text:p>
      <text:p text:style-name="P67"/>
      <text:p text:style-name="P68">. . .</text:p>
      <text:p text:style-name="P67"/>
      <text:p text:style-name="P69">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9"><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9"/>
      <text:p text:style-name="P69"/>
      <text:p text:style-name="P69"/>
      <text:p text:style-name="P69"/>
      <text:p text:style-name="P69"/>
      <text:p text:style-name="P69"><text:soft-page-break/>XI.XVIII</text:p>
      <text:p text:style-name="P69"/>
      <text:p text:style-name="P69">I woke at 730, went to check my phone, cuddled Hannah a bit, went back to the big bed, texted Luke. I asked if he still needed me for recording and he said, “Sorry I thought I communicated that! Yeah we wanted to do today and tomorrow if you can!”</text:p>
      <text:p text:style-name="P69"><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91">curvy</text:span> way while listening to the 90-minute version, spent all day working on two songs.</text:p>
      <text:p text:style-name="P69"><text:s text:c="3"/>Luke was hyper-specific about what he wanted from the drums and the tunes ended up sounding great. We ate curry in their house and I drove a more reasonable route back to Asheville, dropped Kevin off, went home, <text:span text:style-name="T89">looked at my phone, </text:span>got undressed, took a bath, <text:span text:style-name="T88">ate popcorn and</text:span> wrote, d814.</text:p>
      <text:p text:style-name="P69"/>
      <text:p text:style-name="P70">XI.XIX</text:p>
      <text:p text:style-name="P70"/>
      <text:p text:style-name="P70">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70"/>
      <text:p text:style-name="P71">XI.XX</text:p>
      <text:p text:style-name="P71"/>
      <text:p text:style-name="P71">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90">I walked slowly to Odd’s, but they were too busy, so I went </text:span><text:soft-page-break/><text:span text:style-name="T90">on to Aldi for grapes, bananas, plums, CheezIts, then to Izzy’s for an Americano, where I texted a few people but realized I was pressed for time, headed home, unloaded groceries, grabbed my check, d1148.</text:span></text:p>
      <text:p text:style-name="P71"/>
      <text:p text:style-name="P72">. . .</text:p>
      <text:p text:style-name="P71"/>
      <text:p text:style-name="P73">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3"><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3"><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3"/>
      <text:p text:style-name="P73">XI.XXI</text:p>
      <text:p text:style-name="P73"/>
      <text:p text:style-name="P73">I <text:span text:style-name="T9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91">I checked on the Anniversary servers, but they wouldn’t be up til </text:span><text:soft-page-break/><text:span text:style-name="T91">5PM, so I ate grapes, plums, bananas, CheezIts, scrolled on my phone, </text:span><text:span text:style-name="T92">listened to </text:span><text:span text:style-name="T21">Hard </text:span><text:span text:style-name="T22">T</text:span><text:span text:style-name="T21">imes</text:span><text:span text:style-name="T92"> and made a post to my Story </text:span><text:span text:style-name="T107">(a screenshot about how good our memos sounded</text:span><text:span text:style-name="T92">,</text:span><text:span text:style-name="T107">)</text:span><text:span text:style-name="T92"> d255.</text:span></text:p>
      <text:p text:style-name="P73"/>
      <text:p text:style-name="P74">. . .</text:p>
      <text:p text:style-name="P73"/>
      <text:p text:style-name="P75">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75"><text:s text:c="3"/>I drove us to Hannah’s house in the snow, brought in her guitar, looked at my phone while she took a bath. We fell quickly asleep.</text:p>
      <text:p text:style-name="P75"/>
      <text:p text:style-name="P75">XI.XXII</text:p>
      <text:p text:style-name="P75"/>
      <text:p text:style-name="P75">Woke at nine, played Wordle and ended my 288-day streak on PEARL, but didn’t really care. I made coffee, drank it, got dressed, put my coffee in a <text:span text:style-name="T107">paper </text:span>cup and drove home; I was blocking Hannah and she had a 10:00 massage. I started gathering laundry, stripping my bed, putting my shoes away, d1020.</text:p>
      <text:p text:style-name="P75">. . .<text:span text:style-name="T93">I made a shaman on the Anniversary server, started laundry, made my bed, went out to the car for my bag, ate from it some grapes, a plum, the CheezIts, put the drinks away. Tony moved the espresso machine upstairs and so I made a coffee. . .</text:span><text:span text:style-name="T94">I made a priest, did the first couple quests, d121. . .</text:span><text:span text:style-name="T95">I retrieved my clothes, made another coffee, did a Shamaka quest.</text:span></text:p>
      <text:p text:style-name="P75">. . .<text:span text:style-name="T96">I played some priest, played some shaman, started a rogue, d543. . .</text:span><text:span text:style-name="T97">I ordered some pizza, played some priest, played some shaman, d737. . .</text:span><text:span text:style-name="T98">I took a bath, ran to Brill on the priest, logged, looked at Instagram, got the Coke out of the fridge, had another slice, d905. . .</text:span><text:span text:style-name="T99">I did a quest on the </text:span><text:soft-page-break/><text:span text:style-name="T99">shaman, laid in bed a long time, talked to Hannah on the phone, d1149.</text:span></text:p>
      <text:p text:style-name="P75"/>
      <text:p text:style-name="P76">XI.XXIII</text:p>
      <text:p text:style-name="P76"/>
      <text:p text:style-name="P76">I woke, played Wordle, (JELLY in five,) made a cup of coffee, looked at my phone, thought about how cool it is to not drink anymore, made another cup of coffee, d1010, <text:span text:style-name="T100">did a couple shaman quests, d1045, </text:span><text:span text:style-name="T101">laid in bed, texted with Hannah, brushed my teeth, made a third coffee, </text:span><text:span text:style-name="T72">d1154</text:span><text:span text:style-name="T101">.</text:span></text:p>
      <text:p text:style-name="P76">. . .<text:span text:style-name="T10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03">I logged into Era, talked to Milrond, made Mooncloth, d458.</text:span></text:p>
      <text:p text:style-name="P76"/>
      <text:p text:style-name="P77">. . .</text:p>
      <text:p text:style-name="P76"/>
      <text:p text:style-name="P78">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07">R</text:span>oom to witness karaoke, went back across the street to Moxy, had two mocktails, drove to Hannah’s house, got undressed, talked about our gigs, got in bed.</text:p>
      <text:p text:style-name="P78"><text:s text:c="3"/>I eventually moved to the guest room.</text:p>
      <text:p text:style-name="P78"/>
      <text:p text:style-name="P78">XI.XXIV</text:p>
      <text:p text:style-name="P78"/>
      <text:p text:style-name="P79">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9"><text:soft-page-break/><text:span text:style-name="T104"><text:s text:c="3"/>I had a strange urge to take my boots off on the porch; Nina was out there with a letter. Apparently Tony had invited her over for dinner and she wanted me to tell him she respectfully declined. </text:span></text:p>
      <text:p text:style-name="P79">. . .<text:span text:style-name="T105">I ate lots of CheezIts, grapes, played my Shaman up to level 10, d503.</text:span></text:p>
      <text:p text:style-name="P79"/>
      <text:p text:style-name="P80">. . .</text:p>
      <text:p text:style-name="P79"/>
      <text:p text:style-name="P82">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82"><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82"><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82"><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9"/>
      <text:p text:style-name="P81"/>
      <text:p text:style-name="P81"/>
      <text:p text:style-name="P81"/>
      <text:p text:style-name="P81"/>
      <text:p text:style-name="P81"/>
      <text:p text:style-name="P81"/>
      <text:p text:style-name="P81"><text:soft-page-break/>XI.XXV</text:p>
      <text:p text:style-name="P81"/>
      <text:p text:style-name="P81">I woke around 930, played Wordle (BROWN in four,) heat<text:span text:style-name="T108">ed</text:span> some water for my coffee cup, made a coffee, looked at my phone, made a plan to get lunch with Hannah, started heating up more water, <text:span text:style-name="T106">wrote</text:span><text:span text:style-name="T63">d1103</text:span><text:span text:style-name="T73">, </text:span><text:span text:style-name="T74">made edits</text:span><text:span text:style-name="T64">d1115</text:span><text:span text:style-name="T74">. . .</text:span><text:span text:style-name="T75">I walked to the Family Dollar, got a small cup of coffee from Deep Time, sat on the wall of the church and waited for Hannah.</text:span></text:p>
      <text:p text:style-name="P81"><text:span text:style-name="T7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5">d228</text:span><text:span text:style-name="T75">.</text:span></text:p>
      <text:p text:style-name="P81"><text:span text:style-name="T75">. . .</text:span><text:span text:style-name="T76">I quested around Mulgore on the Shaman, walked to Odd’s, ordered a latte, pasted several pages, walked home</text:span><text:span text:style-name="T66">d436</text:span><text:span text:style-name="T76">, </text:span><text:span text:style-name="T77">finished all my Mulgore quests, ran to Crossroads. The first chat I saw upon entering The Barrens was about how Chuck Norris clogs the toilet when he pees. I set my hearth, logged, took a bath</text:span><text:span text:style-name="T67">d617</text:span></text:p>
      <text:p text:style-name="P81"><text:span text:style-name="T67"/></text:p>
      <text:p text:style-name="P84">. . .</text:p>
      <text:p text:style-name="P85"/>
      <text:p text:style-name="P86">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86"><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86"/>
      <text:p text:style-name="P86"/>
      <text:p text:style-name="P86"><text:soft-page-break/>XI.XVI</text:p>
      <text:p text:style-name="P86"/>
      <text:p text:style-name="P86">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2">d136</text:span>, <text:span text:style-name="T108">pooped, logged into my druid but still had a day on my mooncloth cooldown</text:span><text:span text:style-name="T68">d154</text:span><text:span text:style-name="T108">.</text:span></text:p>
      <text:p text:style-name="P86"/>
      <text:p text:style-name="P87">. . .</text:p>
      <text:p text:style-name="P86"/>
      <text:p text:style-name="P88">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8"><text:s text:c="3"/>“Are you here?” he asked.</text:p>
      <text:p text:style-name="P88"><text:s text:c="3"/>I said, “Where?”</text:p>
      <text:p text:style-name="P88"><text:s text:c="3"/>“Practice,” he said. “We were afraid you might be dead.”</text:p>
      <text:p text:style-name="P88"><text:s text:c="3"/>I put on my clothes, hopped in the car, put air in the tire and sped to Hendrix. Charlie was attempting to play drums and trumpet<text:note text:id="ftn2" text:note-class="footnote"><text:note-citation>3</text:note-citation><text:note-body><text:p text:style-name="P50"><text:s/>Drumpet?</text:p></text:note-body></text:note> at the same time. We had a fun rehearsal. Melissa left first to get Max, and Charlie after a couple more tunes so that he could get cat food from Ingles before they closed.</text:p>
      <text:p text:style-name="P88"><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8"><text:soft-page-break/>XI.XVII</text:p>
      <text:p text:style-name="P88"/>
      <text:p text:style-name="P88">I woke, ate a pear, relaxed, played Wordle. Hannah texted saying she was awake and I asked if she wanted to come over, hang out, eventually get BBQ. She said she needed time to write and put laundry away, asked if I could bring BBQ to her. I said okie doke, drove to Rite Rite, but they were closed, continued on to Moe’s, ordered food for both of us, swung by Get Roasted, loved it, drove in hella traffic to Hannah’s.</text:p>
      <text:p text:style-name="P88"><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8"><text:s text:c="3"/>Hannah called at 11:45 but I was halfway asleep, so we kept it brief. Myrtle was on cat time and tearing ass around the house. I eventually picked her up and put her in the bed, which deactivated her.</text:p>
      <text:p text:style-name="P88"/>
      <text:p text:style-name="P88">XI.XVIII</text:p>
      <text:p text:style-name="P88"/>
      <text:p text:style-name="P88">I woke at 8:45, very tired, played Wordle (CROCK in five,) made coffee, drank it out of a paper cup, ate a banana, packed Myrtle’s things, tidied up, returned the key, drove to Irina’s apartment, met her, dropped off Myrtle, drove to Meyers, texted people and wrote.<text:span text:style-name="T62">d1114</text:span> </text:p>
      <text:p text:style-name="P88"><text:s text:c="3"/><text:span text:style-name="T109">I flossed, texted people, started laying items out on the living room table, checked out </text:span><text:span text:style-name="T23">Jefferson for Jane</text:span><text:span text:style-name="T109">, sent Kevin some clips, made a cup of coffee, </text:span><text:span text:style-name="T110">proofread, pasted, printed journal entries, </text:span><text:span text:style-name="T109">logged into Kamaka, wished Loot the Dog a happy Thanksgiving, ported to Moonglade and made a piece of mooncloth.</text:span><text:span text:style-name="T69">d1157</text:span><text:span text:style-name="T109"> </text:span><text:span text:style-name="T111">I listened to </text:span><text:span text:style-name="T24">Colorful Christmas</text:span><text:span text:style-name="T111"> on Spotify and packed my bags for Columbia!</text:span><text:span text:style-name="T70">d1212</text:span><text:span text:style-name="T11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8T12:12:57.736636432</dc:date>
    <meta:editing-duration>P84DT9H53M29S</meta:editing-duration>
    <meta:editing-cycles>774</meta:editing-cycles>
    <meta:generator>LibreOffice/24.2.5.2$MacOSX_X86_64 LibreOffice_project/bffef4ea93e59bebbeaf7f431bb02b1a39ee8a59</meta:generator>
    <meta:print-date>2024-11-28T11:53:07.072515816</meta:print-date>
    <meta:document-statistic meta:table-count="0" meta:image-count="0" meta:object-count="0" meta:page-count="63" meta:paragraph-count="286" meta:word-count="12180" meta:character-count="64430" meta:non-whitespace-character-count="52278"/>
  </office:meta>
</office:document-meta>
</file>